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164.93mm" svg:y="8.25mm">
            <draw:object draw:notify-on-update-of-ranges="Hoja1.B2:Hoja1.B2 Hoja1.B3:Hoja1.B52 Hoja1.C2:Hoja1.C2 Hoja1.C3:Hoja1.C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7mm" svg:height="90.04mm" svg:x="167.95mm" svg:y="104.12mm">
            <draw:object draw:notify-on-update-of-ranges="Hoja1.D2:Hoja1.D2 Hoja1.D3:Hoja1.D52 Hoja1.E2:Hoja1.E2 Hoja1.E3:Hoja1.E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7mm" svg:height="90.05mm" svg:x="245.61mm" svg:y="279.17mm">
            <draw:object draw:notify-on-update-of-ranges="Hoja1.G2:Hoja1.G2 Hoja1.G3:Hoja1.G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9.97mm" svg:height="90.05mm" svg:x="87.02mm" svg:y="282.87mm">
            <draw:object draw:notify-on-update-of-ranges="Hoja1.F2:Hoja1.F2 Hoja1.F3:Hoja1.F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171.45mm" svg:y="190.66mm">
            <draw:object draw:notify-on-update-of-ranges="Hoja1.F2:Hoja1.F2 Hoja1.F3:Hoja1.F52 Hoja1.G2:Hoja1.G2 Hoja1.G3:Hoja1.G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lineali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.872" calcext:value-type="float">
            <text:p>716.872</text:p>
          </table:table-cell>
          <table:table-cell office:value-type="float" office:value="721.427" calcext:value-type="float">
            <text:p>721.427</text:p>
          </table:table-cell>
          <table:table-cell office:value-type="float" office:value="326.209" calcext:value-type="float">
            <text:p>326.209</text:p>
          </table:table-cell>
          <table:table-cell office:value-type="float" office:value="258.58" calcext:value-type="float">
            <text:p>258.58</text:p>
          </table:table-cell>
          <table:table-cell office:value-type="float" office:value="0.317019" calcext:value-type="float">
            <text:p>0.317019</text:p>
          </table:table-cell>
          <table:table-cell table:style-name="ce1" office:value-type="float" office:value="0.145147" calcext:value-type="float">
            <text:p>1.45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5.958" calcext:value-type="float">
            <text:p>715.958</text:p>
          </table:table-cell>
          <table:table-cell office:value-type="float" office:value="720.506" calcext:value-type="float">
            <text:p>720.506</text:p>
          </table:table-cell>
          <table:table-cell office:value-type="float" office:value="326.098" calcext:value-type="float">
            <text:p>326.098</text:p>
          </table:table-cell>
          <table:table-cell office:value-type="float" office:value="259.355" calcext:value-type="float">
            <text:p>259.355</text:p>
          </table:table-cell>
          <table:table-cell office:value-type="float" office:value="0.311828" calcext:value-type="float">
            <text:p>0.311828</text:p>
          </table:table-cell>
          <table:table-cell office:value-type="float" office:value="0.141424" calcext:value-type="float">
            <text:p>0.141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0.835" calcext:value-type="float">
            <text:p>710.835</text:p>
          </table:table-cell>
          <table:table-cell office:value-type="float" office:value="715.292" calcext:value-type="float">
            <text:p>715.292</text:p>
          </table:table-cell>
          <table:table-cell office:value-type="float" office:value="324.993" calcext:value-type="float">
            <text:p>324.993</text:p>
          </table:table-cell>
          <table:table-cell office:value-type="float" office:value="260.729" calcext:value-type="float">
            <text:p>260.729</text:p>
          </table:table-cell>
          <table:table-cell office:value-type="float" office:value="0.30549" calcext:value-type="float">
            <text:p>0.30549</text:p>
          </table:table-cell>
          <table:table-cell office:value-type="float" office:value="0.132394" calcext:value-type="float">
            <text:p>0.132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1.094" calcext:value-type="float">
            <text:p>711.094</text:p>
          </table:table-cell>
          <table:table-cell office:value-type="float" office:value="715.616" calcext:value-type="float">
            <text:p>715.616</text:p>
          </table:table-cell>
          <table:table-cell office:value-type="float" office:value="324.575" calcext:value-type="float">
            <text:p>324.575</text:p>
          </table:table-cell>
          <table:table-cell office:value-type="float" office:value="260.465" calcext:value-type="float">
            <text:p>260.465</text:p>
          </table:table-cell>
          <table:table-cell office:value-type="float" office:value="0.303074" calcext:value-type="float">
            <text:p>0.303074</text:p>
          </table:table-cell>
          <table:table-cell table:style-name="ce1" office:value-type="float" office:value="0.124665" calcext:value-type="float">
            <text:p>1.25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1.315" calcext:value-type="float">
            <text:p>711.315</text:p>
          </table:table-cell>
          <table:table-cell office:value-type="float" office:value="715.733" calcext:value-type="float">
            <text:p>715.733</text:p>
          </table:table-cell>
          <table:table-cell office:value-type="float" office:value="324.949" calcext:value-type="float">
            <text:p>324.949</text:p>
          </table:table-cell>
          <table:table-cell office:value-type="float" office:value="260.658" calcext:value-type="float">
            <text:p>260.658</text:p>
          </table:table-cell>
          <table:table-cell office:value-type="float" office:value="0.304804" calcext:value-type="float">
            <text:p>0.304804</text:p>
          </table:table-cell>
          <table:table-cell table:style-name="ce1" office:value-type="float" office:value="0.125159" calcext:value-type="float">
            <text:p>1.25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0.971" calcext:value-type="float">
            <text:p>710.971</text:p>
          </table:table-cell>
          <table:table-cell office:value-type="float" office:value="715.417" calcext:value-type="float">
            <text:p>715.417</text:p>
          </table:table-cell>
          <table:table-cell office:value-type="float" office:value="324.597" calcext:value-type="float">
            <text:p>324.597</text:p>
          </table:table-cell>
          <table:table-cell office:value-type="float" office:value="260.469" calcext:value-type="float">
            <text:p>260.469</text:p>
          </table:table-cell>
          <table:table-cell office:value-type="float" office:value="0.301326" calcext:value-type="float">
            <text:p>0.301326</text:p>
          </table:table-cell>
          <table:table-cell office:value-type="float" office:value="0.126418" calcext:value-type="float">
            <text:p>0.126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1.024" calcext:value-type="float">
            <text:p>711.024</text:p>
          </table:table-cell>
          <table:table-cell office:value-type="float" office:value="715.471" calcext:value-type="float">
            <text:p>715.471</text:p>
          </table:table-cell>
          <table:table-cell office:value-type="float" office:value="324.754" calcext:value-type="float">
            <text:p>324.754</text:p>
          </table:table-cell>
          <table:table-cell office:value-type="float" office:value="260.764" calcext:value-type="float">
            <text:p>260.764</text:p>
          </table:table-cell>
          <table:table-cell office:value-type="float" office:value="0.303249" calcext:value-type="float">
            <text:p>0.303249</text:p>
          </table:table-cell>
          <table:table-cell table:style-name="ce1" office:value-type="float" office:value="0.12526" calcext:value-type="float">
            <text:p>1.25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0.922" calcext:value-type="float">
            <text:p>710.922</text:p>
          </table:table-cell>
          <table:table-cell office:value-type="float" office:value="715.312" calcext:value-type="float">
            <text:p>715.312</text:p>
          </table:table-cell>
          <table:table-cell office:value-type="float" office:value="325.387" calcext:value-type="float">
            <text:p>325.387</text:p>
          </table:table-cell>
          <table:table-cell office:value-type="float" office:value="260.886" calcext:value-type="float">
            <text:p>260.886</text:p>
          </table:table-cell>
          <table:table-cell office:value-type="float" office:value="0.303236" calcext:value-type="float">
            <text:p>0.303236</text:p>
          </table:table-cell>
          <table:table-cell office:value-type="float" office:value="0.12521" calcext:value-type="float">
            <text:p>0.125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1.099" calcext:value-type="float">
            <text:p>711.099</text:p>
          </table:table-cell>
          <table:table-cell office:value-type="float" office:value="715.543" calcext:value-type="float">
            <text:p>715.543</text:p>
          </table:table-cell>
          <table:table-cell office:value-type="float" office:value="324.768" calcext:value-type="float">
            <text:p>324.768</text:p>
          </table:table-cell>
          <table:table-cell office:value-type="float" office:value="260.669" calcext:value-type="float">
            <text:p>260.669</text:p>
          </table:table-cell>
          <table:table-cell office:value-type="float" office:value="0.30109" calcext:value-type="float">
            <text:p>0.30109</text:p>
          </table:table-cell>
          <table:table-cell office:value-type="float" office:value="0.125383" calcext:value-type="float">
            <text:p>0.1253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0.944" calcext:value-type="float">
            <text:p>710.944</text:p>
          </table:table-cell>
          <table:table-cell office:value-type="float" office:value="715.382" calcext:value-type="float">
            <text:p>715.382</text:p>
          </table:table-cell>
          <table:table-cell office:value-type="float" office:value="324.942" calcext:value-type="float">
            <text:p>324.942</text:p>
          </table:table-cell>
          <table:table-cell office:value-type="float" office:value="260.467" calcext:value-type="float">
            <text:p>260.467</text:p>
          </table:table-cell>
          <table:table-cell office:value-type="float" office:value="0.302043" calcext:value-type="float">
            <text:p>0.302043</text:p>
          </table:table-cell>
          <table:table-cell office:value-type="float" office:value="0.130219" calcext:value-type="float">
            <text:p>0.130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1.024" calcext:value-type="float">
            <text:p>711.024</text:p>
          </table:table-cell>
          <table:table-cell office:value-type="float" office:value="715.446" calcext:value-type="float">
            <text:p>715.446</text:p>
          </table:table-cell>
          <table:table-cell office:value-type="float" office:value="324.664" calcext:value-type="float">
            <text:p>324.664</text:p>
          </table:table-cell>
          <table:table-cell office:value-type="float" office:value="260.49" calcext:value-type="float">
            <text:p>260.49</text:p>
          </table:table-cell>
          <table:table-cell office:value-type="float" office:value="0.301632" calcext:value-type="float">
            <text:p>0.301632</text:p>
          </table:table-cell>
          <table:table-cell office:value-type="float" office:value="0.127013" calcext:value-type="float">
            <text:p>0.1270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1.007" calcext:value-type="float">
            <text:p>711.007</text:p>
          </table:table-cell>
          <table:table-cell office:value-type="float" office:value="715.455" calcext:value-type="float">
            <text:p>715.455</text:p>
          </table:table-cell>
          <table:table-cell office:value-type="float" office:value="324.7" calcext:value-type="float">
            <text:p>324.7</text:p>
          </table:table-cell>
          <table:table-cell office:value-type="float" office:value="260.56" calcext:value-type="float">
            <text:p>260.56</text:p>
          </table:table-cell>
          <table:table-cell office:value-type="float" office:value="0.302551" calcext:value-type="float">
            <text:p>0.302551</text:p>
          </table:table-cell>
          <table:table-cell office:value-type="float" office:value="0.127165" calcext:value-type="float">
            <text:p>0.1271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1.167" calcext:value-type="float">
            <text:p>711.167</text:p>
          </table:table-cell>
          <table:table-cell office:value-type="float" office:value="715.584" calcext:value-type="float">
            <text:p>715.584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260.945" calcext:value-type="float">
            <text:p>260.945</text:p>
          </table:table-cell>
          <table:table-cell office:value-type="float" office:value="0.303072" calcext:value-type="float">
            <text:p>0.303072</text:p>
          </table:table-cell>
          <table:table-cell office:value-type="float" office:value="0.125326" calcext:value-type="float">
            <text:p>0.1253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1.471" calcext:value-type="float">
            <text:p>711.471</text:p>
          </table:table-cell>
          <table:table-cell office:value-type="float" office:value="715.941" calcext:value-type="float">
            <text:p>715.941</text:p>
          </table:table-cell>
          <table:table-cell office:value-type="float" office:value="324.858" calcext:value-type="float">
            <text:p>324.858</text:p>
          </table:table-cell>
          <table:table-cell office:value-type="float" office:value="260.556" calcext:value-type="float">
            <text:p>260.556</text:p>
          </table:table-cell>
          <table:table-cell office:value-type="float" office:value="0.302665" calcext:value-type="float">
            <text:p>0.302665</text:p>
          </table:table-cell>
          <table:table-cell office:value-type="float" office:value="0.126867" calcext:value-type="float">
            <text:p>0.1268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1.464" calcext:value-type="float">
            <text:p>711.464</text:p>
          </table:table-cell>
          <table:table-cell office:value-type="float" office:value="715.932" calcext:value-type="float">
            <text:p>715.932</text:p>
          </table:table-cell>
          <table:table-cell office:value-type="float" office:value="325.14" calcext:value-type="float">
            <text:p>325.14</text:p>
          </table:table-cell>
          <table:table-cell office:value-type="float" office:value="260.562" calcext:value-type="float">
            <text:p>260.562</text:p>
          </table:table-cell>
          <table:table-cell office:value-type="float" office:value="0.302769" calcext:value-type="float">
            <text:p>0.302769</text:p>
          </table:table-cell>
          <table:table-cell office:value-type="float" office:value="0.131483" calcext:value-type="float">
            <text:p>0.131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0.836" calcext:value-type="float">
            <text:p>710.836</text:p>
          </table:table-cell>
          <table:table-cell office:value-type="float" office:value="715.271" calcext:value-type="float">
            <text:p>715.271</text:p>
          </table:table-cell>
          <table:table-cell office:value-type="float" office:value="325.156" calcext:value-type="float">
            <text:p>325.156</text:p>
          </table:table-cell>
          <table:table-cell office:value-type="float" office:value="260.455" calcext:value-type="float">
            <text:p>260.455</text:p>
          </table:table-cell>
          <table:table-cell office:value-type="float" office:value="0.301749" calcext:value-type="float">
            <text:p>0.301749</text:p>
          </table:table-cell>
          <table:table-cell office:value-type="float" office:value="0.127155" calcext:value-type="float">
            <text:p>0.1271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1.201" calcext:value-type="float">
            <text:p>711.201</text:p>
          </table:table-cell>
          <table:table-cell office:value-type="float" office:value="715.66" calcext:value-type="float">
            <text:p>715.66</text:p>
          </table:table-cell>
          <table:table-cell office:value-type="float" office:value="325.425" calcext:value-type="float">
            <text:p>325.425</text:p>
          </table:table-cell>
          <table:table-cell office:value-type="float" office:value="260.904" calcext:value-type="float">
            <text:p>260.904</text:p>
          </table:table-cell>
          <table:table-cell office:value-type="float" office:value="0.302089" calcext:value-type="float">
            <text:p>0.302089</text:p>
          </table:table-cell>
          <table:table-cell office:value-type="float" office:value="0.126474" calcext:value-type="float">
            <text:p>0.1264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1.584" calcext:value-type="float">
            <text:p>711.584</text:p>
          </table:table-cell>
          <table:table-cell office:value-type="float" office:value="716.061" calcext:value-type="float">
            <text:p>716.061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260.74" calcext:value-type="float">
            <text:p>260.74</text:p>
          </table:table-cell>
          <table:table-cell office:value-type="float" office:value="0.306418" calcext:value-type="float">
            <text:p>0.306418</text:p>
          </table:table-cell>
          <table:table-cell office:value-type="float" office:value="0.134861" calcext:value-type="float">
            <text:p>0.1348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1.206" calcext:value-type="float">
            <text:p>711.206</text:p>
          </table:table-cell>
          <table:table-cell office:value-type="float" office:value="715.717" calcext:value-type="float">
            <text:p>715.717</text:p>
          </table:table-cell>
          <table:table-cell office:value-type="float" office:value="324.463" calcext:value-type="float">
            <text:p>324.463</text:p>
          </table:table-cell>
          <table:table-cell office:value-type="float" office:value="260.34" calcext:value-type="float">
            <text:p>260.34</text:p>
          </table:table-cell>
          <table:table-cell office:value-type="float" office:value="0.303069" calcext:value-type="float">
            <text:p>0.303069</text:p>
          </table:table-cell>
          <table:table-cell office:value-type="float" office:value="0.126317" calcext:value-type="float">
            <text:p>0.1263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.278" calcext:value-type="float">
            <text:p>711.278</text:p>
          </table:table-cell>
          <table:table-cell office:value-type="float" office:value="715.732" calcext:value-type="float">
            <text:p>715.732</text:p>
          </table:table-cell>
          <table:table-cell office:value-type="float" office:value="325.092" calcext:value-type="float">
            <text:p>325.092</text:p>
          </table:table-cell>
          <table:table-cell office:value-type="float" office:value="260.602" calcext:value-type="float">
            <text:p>260.602</text:p>
          </table:table-cell>
          <table:table-cell office:value-type="float" office:value="0.30332" calcext:value-type="float">
            <text:p>0.30332</text:p>
          </table:table-cell>
          <table:table-cell office:value-type="float" office:value="0.128491" calcext:value-type="float">
            <text:p>0.1284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1.205" calcext:value-type="float">
            <text:p>711.205</text:p>
          </table:table-cell>
          <table:table-cell office:value-type="float" office:value="715.684" calcext:value-type="float">
            <text:p>715.684</text:p>
          </table:table-cell>
          <table:table-cell office:value-type="float" office:value="324.68" calcext:value-type="float">
            <text:p>324.68</text:p>
          </table:table-cell>
          <table:table-cell office:value-type="float" office:value="260.735" calcext:value-type="float">
            <text:p>260.735</text:p>
          </table:table-cell>
          <table:table-cell office:value-type="float" office:value="0.304446" calcext:value-type="float">
            <text:p>0.304446</text:p>
          </table:table-cell>
          <table:table-cell office:value-type="float" office:value="0.1278" calcext:value-type="float">
            <text:p>0.12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1.521" calcext:value-type="float">
            <text:p>711.521</text:p>
          </table:table-cell>
          <table:table-cell office:value-type="float" office:value="715.938" calcext:value-type="float">
            <text:p>715.938</text:p>
          </table:table-cell>
          <table:table-cell office:value-type="float" office:value="324.906" calcext:value-type="float">
            <text:p>324.906</text:p>
          </table:table-cell>
          <table:table-cell office:value-type="float" office:value="260.697" calcext:value-type="float">
            <text:p>260.697</text:p>
          </table:table-cell>
          <table:table-cell office:value-type="float" office:value="0.30433" calcext:value-type="float">
            <text:p>0.30433</text:p>
          </table:table-cell>
          <table:table-cell office:value-type="float" office:value="0.122923" calcext:value-type="float">
            <text:p>0.1229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1.106" calcext:value-type="float">
            <text:p>711.106</text:p>
          </table:table-cell>
          <table:table-cell office:value-type="float" office:value="715.542" calcext:value-type="float">
            <text:p>715.542</text:p>
          </table:table-cell>
          <table:table-cell office:value-type="float" office:value="324.834" calcext:value-type="float">
            <text:p>324.834</text:p>
          </table:table-cell>
          <table:table-cell office:value-type="float" office:value="260.457" calcext:value-type="float">
            <text:p>260.457</text:p>
          </table:table-cell>
          <table:table-cell office:value-type="float" office:value="0.302803" calcext:value-type="float">
            <text:p>0.302803</text:p>
          </table:table-cell>
          <table:table-cell office:value-type="float" office:value="0.125637" calcext:value-type="float">
            <text:p>0.1256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0.645" calcext:value-type="float">
            <text:p>710.645</text:p>
          </table:table-cell>
          <table:table-cell office:value-type="float" office:value="715.057" calcext:value-type="float">
            <text:p>715.057</text:p>
          </table:table-cell>
          <table:table-cell office:value-type="float" office:value="324.786" calcext:value-type="float">
            <text:p>324.786</text:p>
          </table:table-cell>
          <table:table-cell office:value-type="float" office:value="260.576" calcext:value-type="float">
            <text:p>260.576</text:p>
          </table:table-cell>
          <table:table-cell office:value-type="float" office:value="0.302071" calcext:value-type="float">
            <text:p>0.302071</text:p>
          </table:table-cell>
          <table:table-cell office:value-type="float" office:value="0.126099" calcext:value-type="float">
            <text:p>0.1260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1.075" calcext:value-type="float">
            <text:p>711.075</text:p>
          </table:table-cell>
          <table:table-cell office:value-type="float" office:value="715.517" calcext:value-type="float">
            <text:p>715.517</text:p>
          </table:table-cell>
          <table:table-cell office:value-type="float" office:value="324.718" calcext:value-type="float">
            <text:p>324.718</text:p>
          </table:table-cell>
          <table:table-cell office:value-type="float" office:value="260.528" calcext:value-type="float">
            <text:p>260.528</text:p>
          </table:table-cell>
          <table:table-cell office:value-type="float" office:value="0.303103" calcext:value-type="float">
            <text:p>0.303103</text:p>
          </table:table-cell>
          <table:table-cell office:value-type="float" office:value="0.125666" calcext:value-type="float">
            <text:p>0.1256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11.159" calcext:value-type="float">
            <text:p>711.159</text:p>
          </table:table-cell>
          <table:table-cell office:value-type="float" office:value="715.569" calcext:value-type="float">
            <text:p>715.569</text:p>
          </table:table-cell>
          <table:table-cell office:value-type="float" office:value="325.419" calcext:value-type="float">
            <text:p>325.419</text:p>
          </table:table-cell>
          <table:table-cell office:value-type="float" office:value="260.808" calcext:value-type="float">
            <text:p>260.808</text:p>
          </table:table-cell>
          <table:table-cell office:value-type="float" office:value="0.30253" calcext:value-type="float">
            <text:p>0.30253</text:p>
          </table:table-cell>
          <table:table-cell office:value-type="float" office:value="0.12596" calcext:value-type="float">
            <text:p>0.125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1.311" calcext:value-type="float">
            <text:p>711.311</text:p>
          </table:table-cell>
          <table:table-cell office:value-type="float" office:value="715.795" calcext:value-type="float">
            <text:p>715.795</text:p>
          </table:table-cell>
          <table:table-cell office:value-type="float" office:value="324.538" calcext:value-type="float">
            <text:p>324.538</text:p>
          </table:table-cell>
          <table:table-cell office:value-type="float" office:value="260.669" calcext:value-type="float">
            <text:p>260.669</text:p>
          </table:table-cell>
          <table:table-cell office:value-type="float" office:value="0.303031" calcext:value-type="float">
            <text:p>0.303031</text:p>
          </table:table-cell>
          <table:table-cell office:value-type="float" office:value="0.129511" calcext:value-type="float">
            <text:p>0.1295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0.878" calcext:value-type="float">
            <text:p>710.878</text:p>
          </table:table-cell>
          <table:table-cell office:value-type="float" office:value="715.299" calcext:value-type="float">
            <text:p>715.299</text:p>
          </table:table-cell>
          <table:table-cell office:value-type="float" office:value="324.695" calcext:value-type="float">
            <text:p>324.695</text:p>
          </table:table-cell>
          <table:table-cell office:value-type="float" office:value="260.61" calcext:value-type="float">
            <text:p>260.61</text:p>
          </table:table-cell>
          <table:table-cell office:value-type="float" office:value="0.302353" calcext:value-type="float">
            <text:p>0.302353</text:p>
          </table:table-cell>
          <table:table-cell office:value-type="float" office:value="0.125149" calcext:value-type="float">
            <text:p>0.1251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1.128" calcext:value-type="float">
            <text:p>711.128</text:p>
          </table:table-cell>
          <table:table-cell office:value-type="float" office:value="715.551" calcext:value-type="float">
            <text:p>715.551</text:p>
          </table:table-cell>
          <table:table-cell office:value-type="float" office:value="325.187" calcext:value-type="float">
            <text:p>325.187</text:p>
          </table:table-cell>
          <table:table-cell office:value-type="float" office:value="260.721" calcext:value-type="float">
            <text:p>260.721</text:p>
          </table:table-cell>
          <table:table-cell office:value-type="float" office:value="0.304723" calcext:value-type="float">
            <text:p>0.304723</text:p>
          </table:table-cell>
          <table:table-cell office:value-type="float" office:value="0.125754" calcext:value-type="float">
            <text:p>0.1257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1.135" calcext:value-type="float">
            <text:p>711.135</text:p>
          </table:table-cell>
          <table:table-cell office:value-type="float" office:value="715.618" calcext:value-type="float">
            <text:p>715.618</text:p>
          </table:table-cell>
          <table:table-cell office:value-type="float" office:value="324.433" calcext:value-type="float">
            <text:p>324.433</text:p>
          </table:table-cell>
          <table:table-cell office:value-type="float" office:value="260.625" calcext:value-type="float">
            <text:p>260.625</text:p>
          </table:table-cell>
          <table:table-cell office:value-type="float" office:value="0.302211" calcext:value-type="float">
            <text:p>0.302211</text:p>
          </table:table-cell>
          <table:table-cell office:value-type="float" office:value="0.125368" calcext:value-type="float">
            <text:p>0.1253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1.126" calcext:value-type="float">
            <text:p>711.126</text:p>
          </table:table-cell>
          <table:table-cell office:value-type="float" office:value="715.577" calcext:value-type="float">
            <text:p>715.577</text:p>
          </table:table-cell>
          <table:table-cell office:value-type="float" office:value="324.475" calcext:value-type="float">
            <text:p>324.475</text:p>
          </table:table-cell>
          <table:table-cell office:value-type="float" office:value="260.561" calcext:value-type="float">
            <text:p>260.561</text:p>
          </table:table-cell>
          <table:table-cell office:value-type="float" office:value="0.302521" calcext:value-type="float">
            <text:p>0.302521</text:p>
          </table:table-cell>
          <table:table-cell office:value-type="float" office:value="0.126152" calcext:value-type="float">
            <text:p>0.1261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1.062" calcext:value-type="float">
            <text:p>711.062</text:p>
          </table:table-cell>
          <table:table-cell office:value-type="float" office:value="715.469" calcext:value-type="float">
            <text:p>715.469</text:p>
          </table:table-cell>
          <table:table-cell office:value-type="float" office:value="324.95" calcext:value-type="float">
            <text:p>324.95</text:p>
          </table:table-cell>
          <table:table-cell office:value-type="float" office:value="260.292" calcext:value-type="float">
            <text:p>260.292</text:p>
          </table:table-cell>
          <table:table-cell office:value-type="float" office:value="0.303416" calcext:value-type="float">
            <text:p>0.303416</text:p>
          </table:table-cell>
          <table:table-cell office:value-type="float" office:value="0.120859" calcext:value-type="float">
            <text:p>0.1208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10.891" calcext:value-type="float">
            <text:p>710.891</text:p>
          </table:table-cell>
          <table:table-cell office:value-type="float" office:value="715.361" calcext:value-type="float">
            <text:p>715.361</text:p>
          </table:table-cell>
          <table:table-cell office:value-type="float" office:value="324.91" calcext:value-type="float">
            <text:p>324.91</text:p>
          </table:table-cell>
          <table:table-cell office:value-type="float" office:value="260.595" calcext:value-type="float">
            <text:p>260.595</text:p>
          </table:table-cell>
          <table:table-cell office:value-type="float" office:value="0.30373" calcext:value-type="float">
            <text:p>0.30373</text:p>
          </table:table-cell>
          <table:table-cell office:value-type="float" office:value="0.127152" calcext:value-type="float">
            <text:p>0.1271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1.175" calcext:value-type="float">
            <text:p>711.175</text:p>
          </table:table-cell>
          <table:table-cell office:value-type="float" office:value="715.625" calcext:value-type="float">
            <text:p>715.625</text:p>
          </table:table-cell>
          <table:table-cell office:value-type="float" office:value="324.167" calcext:value-type="float">
            <text:p>324.167</text:p>
          </table:table-cell>
          <table:table-cell office:value-type="float" office:value="260.181" calcext:value-type="float">
            <text:p>260.181</text:p>
          </table:table-cell>
          <table:table-cell office:value-type="float" office:value="0.303569" calcext:value-type="float">
            <text:p>0.303569</text:p>
          </table:table-cell>
          <table:table-cell office:value-type="float" office:value="0.125648" calcext:value-type="float">
            <text:p>0.1256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1.608" calcext:value-type="float">
            <text:p>711.608</text:p>
          </table:table-cell>
          <table:table-cell office:value-type="float" office:value="716.1" calcext:value-type="float">
            <text:p>716.1</text:p>
          </table:table-cell>
          <table:table-cell office:value-type="float" office:value="324.82" calcext:value-type="float">
            <text:p>324.82</text:p>
          </table:table-cell>
          <table:table-cell office:value-type="float" office:value="260.461" calcext:value-type="float">
            <text:p>260.461</text:p>
          </table:table-cell>
          <table:table-cell office:value-type="float" office:value="0.305617" calcext:value-type="float">
            <text:p>0.305617</text:p>
          </table:table-cell>
          <table:table-cell office:value-type="float" office:value="0.131054" calcext:value-type="float">
            <text:p>0.1310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1.344" calcext:value-type="float">
            <text:p>711.344</text:p>
          </table:table-cell>
          <table:table-cell office:value-type="float" office:value="715.827" calcext:value-type="float">
            <text:p>715.827</text:p>
          </table:table-cell>
          <table:table-cell office:value-type="float" office:value="324.609" calcext:value-type="float">
            <text:p>324.609</text:p>
          </table:table-cell>
          <table:table-cell office:value-type="float" office:value="260.541" calcext:value-type="float">
            <text:p>260.541</text:p>
          </table:table-cell>
          <table:table-cell office:value-type="float" office:value="0.302112" calcext:value-type="float">
            <text:p>0.302112</text:p>
          </table:table-cell>
          <table:table-cell office:value-type="float" office:value="0.128158" calcext:value-type="float">
            <text:p>0.1281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1.327" calcext:value-type="float">
            <text:p>711.327</text:p>
          </table:table-cell>
          <table:table-cell office:value-type="float" office:value="715.754" calcext:value-type="float">
            <text:p>715.754</text:p>
          </table:table-cell>
          <table:table-cell office:value-type="float" office:value="325.059" calcext:value-type="float">
            <text:p>325.059</text:p>
          </table:table-cell>
          <table:table-cell office:value-type="float" office:value="260.597" calcext:value-type="float">
            <text:p>260.597</text:p>
          </table:table-cell>
          <table:table-cell office:value-type="float" office:value="0.303095" calcext:value-type="float">
            <text:p>0.303095</text:p>
          </table:table-cell>
          <table:table-cell office:value-type="float" office:value="0.125679" calcext:value-type="float">
            <text:p>0.1256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0.654" calcext:value-type="float">
            <text:p>710.654</text:p>
          </table:table-cell>
          <table:table-cell office:value-type="float" office:value="715.093" calcext:value-type="float">
            <text:p>715.093</text:p>
          </table:table-cell>
          <table:table-cell office:value-type="float" office:value="324.696" calcext:value-type="float">
            <text:p>324.696</text:p>
          </table:table-cell>
          <table:table-cell office:value-type="float" office:value="260.443" calcext:value-type="float">
            <text:p>260.443</text:p>
          </table:table-cell>
          <table:table-cell office:value-type="float" office:value="0.301825" calcext:value-type="float">
            <text:p>0.301825</text:p>
          </table:table-cell>
          <table:table-cell office:value-type="float" office:value="0.12643" calcext:value-type="float">
            <text:p>0.126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1.018" calcext:value-type="float">
            <text:p>711.018</text:p>
          </table:table-cell>
          <table:table-cell office:value-type="float" office:value="715.478" calcext:value-type="float">
            <text:p>715.478</text:p>
          </table:table-cell>
          <table:table-cell office:value-type="float" office:value="324.836" calcext:value-type="float">
            <text:p>324.836</text:p>
          </table:table-cell>
          <table:table-cell office:value-type="float" office:value="260.47" calcext:value-type="float">
            <text:p>260.47</text:p>
          </table:table-cell>
          <table:table-cell office:value-type="float" office:value="0.302614" calcext:value-type="float">
            <text:p>0.302614</text:p>
          </table:table-cell>
          <table:table-cell office:value-type="float" office:value="0.124932" calcext:value-type="float">
            <text:p>0.1249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1.215" calcext:value-type="float">
            <text:p>711.215</text:p>
          </table:table-cell>
          <table:table-cell office:value-type="float" office:value="715.643" calcext:value-type="float">
            <text:p>715.643</text:p>
          </table:table-cell>
          <table:table-cell office:value-type="float" office:value="324.81" calcext:value-type="float">
            <text:p>324.81</text:p>
          </table:table-cell>
          <table:table-cell office:value-type="float" office:value="260.521" calcext:value-type="float">
            <text:p>260.521</text:p>
          </table:table-cell>
          <table:table-cell office:value-type="float" office:value="0.301735" calcext:value-type="float">
            <text:p>0.301735</text:p>
          </table:table-cell>
          <table:table-cell office:value-type="float" office:value="0.125438" calcext:value-type="float">
            <text:p>0.1254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0.772" calcext:value-type="float">
            <text:p>710.772</text:p>
          </table:table-cell>
          <table:table-cell office:value-type="float" office:value="715.187" calcext:value-type="float">
            <text:p>715.187</text:p>
          </table:table-cell>
          <table:table-cell office:value-type="float" office:value="324.951" calcext:value-type="float">
            <text:p>324.951</text:p>
          </table:table-cell>
          <table:table-cell office:value-type="float" office:value="260.324" calcext:value-type="float">
            <text:p>260.324</text:p>
          </table:table-cell>
          <table:table-cell office:value-type="float" office:value="0.301504" calcext:value-type="float">
            <text:p>0.301504</text:p>
          </table:table-cell>
          <table:table-cell office:value-type="float" office:value="0.127757" calcext:value-type="float">
            <text:p>0.1277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11.018" calcext:value-type="float">
            <text:p>711.018</text:p>
          </table:table-cell>
          <table:table-cell office:value-type="float" office:value="715.465" calcext:value-type="float">
            <text:p>715.465</text:p>
          </table:table-cell>
          <table:table-cell office:value-type="float" office:value="325.031" calcext:value-type="float">
            <text:p>325.031</text:p>
          </table:table-cell>
          <table:table-cell office:value-type="float" office:value="260.445" calcext:value-type="float">
            <text:p>260.445</text:p>
          </table:table-cell>
          <table:table-cell office:value-type="float" office:value="0.303442" calcext:value-type="float">
            <text:p>0.303442</text:p>
          </table:table-cell>
          <table:table-cell office:value-type="float" office:value="0.127393" calcext:value-type="float">
            <text:p>0.1273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10.748" calcext:value-type="float">
            <text:p>710.748</text:p>
          </table:table-cell>
          <table:table-cell office:value-type="float" office:value="715.207" calcext:value-type="float">
            <text:p>715.207</text:p>
          </table:table-cell>
          <table:table-cell office:value-type="float" office:value="324.885" calcext:value-type="float">
            <text:p>324.885</text:p>
          </table:table-cell>
          <table:table-cell office:value-type="float" office:value="260.301" calcext:value-type="float">
            <text:p>260.301</text:p>
          </table:table-cell>
          <table:table-cell office:value-type="float" office:value="0.30358" calcext:value-type="float">
            <text:p>0.30358</text:p>
          </table:table-cell>
          <table:table-cell office:value-type="float" office:value="0.127502" calcext:value-type="float">
            <text:p>0.1275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0.825" calcext:value-type="float">
            <text:p>710.825</text:p>
          </table:table-cell>
          <table:table-cell office:value-type="float" office:value="715.272" calcext:value-type="float">
            <text:p>715.272</text:p>
          </table:table-cell>
          <table:table-cell office:value-type="float" office:value="324.376" calcext:value-type="float">
            <text:p>324.376</text:p>
          </table:table-cell>
          <table:table-cell office:value-type="float" office:value="260.534" calcext:value-type="float">
            <text:p>260.534</text:p>
          </table:table-cell>
          <table:table-cell office:value-type="float" office:value="0.303277" calcext:value-type="float">
            <text:p>0.303277</text:p>
          </table:table-cell>
          <table:table-cell office:value-type="float" office:value="0.126947" calcext:value-type="float">
            <text:p>0.1269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11.115" calcext:value-type="float">
            <text:p>711.115</text:p>
          </table:table-cell>
          <table:table-cell office:value-type="float" office:value="715.542" calcext:value-type="float">
            <text:p>715.542</text:p>
          </table:table-cell>
          <table:table-cell office:value-type="float" office:value="324.711" calcext:value-type="float">
            <text:p>324.711</text:p>
          </table:table-cell>
          <table:table-cell office:value-type="float" office:value="260.529" calcext:value-type="float">
            <text:p>260.529</text:p>
          </table:table-cell>
          <table:table-cell office:value-type="float" office:value="0.303787" calcext:value-type="float">
            <text:p>0.303787</text:p>
          </table:table-cell>
          <table:table-cell office:value-type="float" office:value="0.124138" calcext:value-type="float">
            <text:p>0.1241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1.274" calcext:value-type="float">
            <text:p>711.274</text:p>
          </table:table-cell>
          <table:table-cell office:value-type="float" office:value="715.704" calcext:value-type="float">
            <text:p>715.704</text:p>
          </table:table-cell>
          <table:table-cell office:value-type="float" office:value="325.091" calcext:value-type="float">
            <text:p>325.091</text:p>
          </table:table-cell>
          <table:table-cell office:value-type="float" office:value="260.619" calcext:value-type="float">
            <text:p>260.619</text:p>
          </table:table-cell>
          <table:table-cell office:value-type="float" office:value="0.304527" calcext:value-type="float">
            <text:p>0.304527</text:p>
          </table:table-cell>
          <table:table-cell office:value-type="float" office:value="0.124428" calcext:value-type="float">
            <text:p>0.1244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10.996" calcext:value-type="float">
            <text:p>710.996</text:p>
          </table:table-cell>
          <table:table-cell office:value-type="float" office:value="715.458" calcext:value-type="float">
            <text:p>715.458</text:p>
          </table:table-cell>
          <table:table-cell office:value-type="float" office:value="324.151" calcext:value-type="float">
            <text:p>324.151</text:p>
          </table:table-cell>
          <table:table-cell office:value-type="float" office:value="260.484" calcext:value-type="float">
            <text:p>260.484</text:p>
          </table:table-cell>
          <table:table-cell office:value-type="float" office:value="0.302288" calcext:value-type="float">
            <text:p>0.302288</text:p>
          </table:table-cell>
          <table:table-cell office:value-type="float" office:value="0.128084" calcext:value-type="float">
            <text:p>0.1280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1.182" calcext:value-type="float">
            <text:p>711.182</text:p>
          </table:table-cell>
          <table:table-cell office:value-type="float" office:value="715.629" calcext:value-type="float">
            <text:p>715.629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260.683" calcext:value-type="float">
            <text:p>260.683</text:p>
          </table:table-cell>
          <table:table-cell office:value-type="float" office:value="0.304502" calcext:value-type="float">
            <text:p>0.304502</text:p>
          </table:table-cell>
          <table:table-cell office:value-type="float" office:value="0.122065" calcext:value-type="float">
            <text:p>0.122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2:53:54.7922155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7:33:40.178533362</meta:creation-date>
    <dc:date>2019-02-18T12:56:01.747646573</dc:date>
    <meta:editing-duration>PT28M52S</meta:editing-duration>
    <meta:editing-cycles>8</meta:editing-cycles>
    <meta:generator>LibreOffice/6.0.7.3$Linux_X86_64 LibreOffice_project/00m0$Build-3</meta:generator>
    <meta:document-statistic meta:table-count="1" meta:cell-count="342" meta:object-count="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Error y Colinealidad</text:p>
        </chart:title>
        <chart:subtitle svg:x="6.977cm" svg:y="1.275cm" chart:style-name="ch3">
          <text:p>Iteraciones</text:p>
        </chart:subtitle>
        <chart:legend chart:legend-position="end" svg:x="12.804cm" svg:y="3.952cm" style:legend-expansion="high" chart:style-name="ch4"/>
        <chart:plot-area chart:style-name="ch5" table:cell-range-address="Hoja1.F2:Hoja1.G52" chart:data-source-has-labels="row" svg:x="0.32cm" svg:y="2.138cm" svg:width="12.164cm" svg:height="6.682cm">
          <chartooo:coordinate-region svg:x="1.232cm" svg:y="2.337cm" svg:width="11.252cm" svg:height="5.69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F3:Hoja1.F52" chart:label-cell-address="Hoja1.F2:Hoja1.F2" chart:class="chart:line">
            <chart:data-point chart:repeated="50"/>
          </chart:series>
          <chart:series chart:style-name="ch9" chart:values-cell-range-address="Hoja1.G3:Hoja1.G52" chart:label-cell-address="Hoja1.G2:Hoja1.G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Hoja1.F2:Hoja1.F2</svg:desc>
                </draw:g>
              </table:table-cell>
              <table:table-cell office:value-type="string">
                <text:p>Colinealidad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7019">
                <text:p>0.317019</text:p>
                <draw:g>
                  <svg:desc>Hoja1.F3:Hoja1.F52</svg:desc>
                </draw:g>
              </table:table-cell>
              <table:table-cell office:value-type="float" office:value="0.145147">
                <text:p>0.145147</text:p>
                <draw:g>
                  <svg:desc>Hoja1.G3:Hoja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828">
                <text:p>0.311828</text:p>
              </table:table-cell>
              <table:table-cell office:value-type="float" office:value="0.141424">
                <text:p>0.141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549">
                <text:p>0.30549</text:p>
              </table:table-cell>
              <table:table-cell office:value-type="float" office:value="0.132394">
                <text:p>0.132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3074">
                <text:p>0.303074</text:p>
              </table:table-cell>
              <table:table-cell office:value-type="float" office:value="0.124665">
                <text:p>0.124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4804">
                <text:p>0.304804</text:p>
              </table:table-cell>
              <table:table-cell office:value-type="float" office:value="0.125159">
                <text:p>0.125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1326">
                <text:p>0.301326</text:p>
              </table:table-cell>
              <table:table-cell office:value-type="float" office:value="0.126418">
                <text:p>0.126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3249">
                <text:p>0.303249</text:p>
              </table:table-cell>
              <table:table-cell office:value-type="float" office:value="0.12526">
                <text:p>0.12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3236">
                <text:p>0.303236</text:p>
              </table:table-cell>
              <table:table-cell office:value-type="float" office:value="0.12521">
                <text:p>0.1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109">
                <text:p>0.30109</text:p>
              </table:table-cell>
              <table:table-cell office:value-type="float" office:value="0.125383">
                <text:p>0.125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2043">
                <text:p>0.302043</text:p>
              </table:table-cell>
              <table:table-cell office:value-type="float" office:value="0.130219">
                <text:p>0.130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1632">
                <text:p>0.301632</text:p>
              </table:table-cell>
              <table:table-cell office:value-type="float" office:value="0.127013">
                <text:p>0.127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2551">
                <text:p>0.302551</text:p>
              </table:table-cell>
              <table:table-cell office:value-type="float" office:value="0.127165">
                <text:p>0.127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3072">
                <text:p>0.303072</text:p>
              </table:table-cell>
              <table:table-cell office:value-type="float" office:value="0.125326">
                <text:p>0.125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2665">
                <text:p>0.302665</text:p>
              </table:table-cell>
              <table:table-cell office:value-type="float" office:value="0.126867">
                <text:p>0.126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2769">
                <text:p>0.302769</text:p>
              </table:table-cell>
              <table:table-cell office:value-type="float" office:value="0.131483">
                <text:p>0.131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49">
                <text:p>0.301749</text:p>
              </table:table-cell>
              <table:table-cell office:value-type="float" office:value="0.127155">
                <text:p>0.127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2089">
                <text:p>0.302089</text:p>
              </table:table-cell>
              <table:table-cell office:value-type="float" office:value="0.126474">
                <text:p>0.126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6418">
                <text:p>0.306418</text:p>
              </table:table-cell>
              <table:table-cell office:value-type="float" office:value="0.134861">
                <text:p>0.134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3069">
                <text:p>0.303069</text:p>
              </table:table-cell>
              <table:table-cell office:value-type="float" office:value="0.126317">
                <text:p>0.126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332">
                <text:p>0.30332</text:p>
              </table:table-cell>
              <table:table-cell office:value-type="float" office:value="0.128491">
                <text:p>0.128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4446">
                <text:p>0.304446</text:p>
              </table:table-cell>
              <table:table-cell office:value-type="float" office:value="0.1278">
                <text:p>0.1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433">
                <text:p>0.30433</text:p>
              </table:table-cell>
              <table:table-cell office:value-type="float" office:value="0.122923">
                <text:p>0.122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2803">
                <text:p>0.302803</text:p>
              </table:table-cell>
              <table:table-cell office:value-type="float" office:value="0.125637">
                <text:p>0.125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2071">
                <text:p>0.302071</text:p>
              </table:table-cell>
              <table:table-cell office:value-type="float" office:value="0.126099">
                <text:p>0.126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3103">
                <text:p>0.303103</text:p>
              </table:table-cell>
              <table:table-cell office:value-type="float" office:value="0.125666">
                <text:p>0.125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253">
                <text:p>0.30253</text:p>
              </table:table-cell>
              <table:table-cell office:value-type="float" office:value="0.12596">
                <text:p>0.12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3031">
                <text:p>0.303031</text:p>
              </table:table-cell>
              <table:table-cell office:value-type="float" office:value="0.129511">
                <text:p>0.129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2353">
                <text:p>0.302353</text:p>
              </table:table-cell>
              <table:table-cell office:value-type="float" office:value="0.125149">
                <text:p>0.125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4723">
                <text:p>0.304723</text:p>
              </table:table-cell>
              <table:table-cell office:value-type="float" office:value="0.125754">
                <text:p>0.125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2211">
                <text:p>0.302211</text:p>
              </table:table-cell>
              <table:table-cell office:value-type="float" office:value="0.125368">
                <text:p>0.125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2521">
                <text:p>0.302521</text:p>
              </table:table-cell>
              <table:table-cell office:value-type="float" office:value="0.126152">
                <text:p>0.126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3416">
                <text:p>0.303416</text:p>
              </table:table-cell>
              <table:table-cell office:value-type="float" office:value="0.120859">
                <text:p>0.120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373">
                <text:p>0.30373</text:p>
              </table:table-cell>
              <table:table-cell office:value-type="float" office:value="0.127152">
                <text:p>0.127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3569">
                <text:p>0.303569</text:p>
              </table:table-cell>
              <table:table-cell office:value-type="float" office:value="0.125648">
                <text:p>0.125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5617">
                <text:p>0.305617</text:p>
              </table:table-cell>
              <table:table-cell office:value-type="float" office:value="0.131054">
                <text:p>0.131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2112">
                <text:p>0.302112</text:p>
              </table:table-cell>
              <table:table-cell office:value-type="float" office:value="0.128158">
                <text:p>0.128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3095">
                <text:p>0.303095</text:p>
              </table:table-cell>
              <table:table-cell office:value-type="float" office:value="0.125679">
                <text:p>0.125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1825">
                <text:p>0.301825</text:p>
              </table:table-cell>
              <table:table-cell office:value-type="float" office:value="0.12643">
                <text:p>0.126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2614">
                <text:p>0.302614</text:p>
              </table:table-cell>
              <table:table-cell office:value-type="float" office:value="0.124932">
                <text:p>0.124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1735">
                <text:p>0.301735</text:p>
              </table:table-cell>
              <table:table-cell office:value-type="float" office:value="0.125438">
                <text:p>0.1254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1504">
                <text:p>0.301504</text:p>
              </table:table-cell>
              <table:table-cell office:value-type="float" office:value="0.127757">
                <text:p>0.127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3442">
                <text:p>0.303442</text:p>
              </table:table-cell>
              <table:table-cell office:value-type="float" office:value="0.127393">
                <text:p>0.1273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358">
                <text:p>0.30358</text:p>
              </table:table-cell>
              <table:table-cell office:value-type="float" office:value="0.127502">
                <text:p>0.127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3277">
                <text:p>0.303277</text:p>
              </table:table-cell>
              <table:table-cell office:value-type="float" office:value="0.126947">
                <text:p>0.126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3787">
                <text:p>0.303787</text:p>
              </table:table-cell>
              <table:table-cell office:value-type="float" office:value="0.124138">
                <text:p>0.124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4527">
                <text:p>0.304527</text:p>
              </table:table-cell>
              <table:table-cell office:value-type="float" office:value="0.124428">
                <text:p>0.124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2288">
                <text:p>0.302288</text:p>
              </table:table-cell>
              <table:table-cell office:value-type="float" office:value="0.128084">
                <text:p>0.1280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4502">
                <text:p>0.304502</text:p>
              </table:table-cell>
              <table:table-cell office:value-type="float" office:value="0.122065">
                <text:p>0.122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413cm" svg:y="0.316cm" chart:style-name="ch2">
          <text:p>Error</text:p>
        </chart:title>
        <chart:legend chart:legend-position="end" svg:x="13.966cm" svg:y="4.204cm" style:legend-expansion="high" chart:style-name="ch3"/>
        <chart:plot-area chart:style-name="ch4" table:cell-range-address="Hoja1.F2:Hoja1.F52" chart:data-source-has-labels="row" svg:x="0.319cm" svg:y="1.275cm" svg:width="13.328cm" svg:height="6.57cm">
          <chartooo:coordinate-region svg:x="1.417cm" svg:y="1.475cm" svg:width="12.23cm" svg:height="5.578cm"/>
          <chart:axis chart:dimension="x" chart:name="primary-x" chart:style-name="ch5">
            <chart:title svg:x="6.132cm" svg:y="8.025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F3:Hoja1.F52" chart:label-cell-address="Hoja1.F2:Hoja1.F2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7019">
                <text:p>0.317019</text:p>
                <draw:g>
                  <svg:desc>Hoja1.F3:Hoja1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828">
                <text:p>0.311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549">
                <text:p>0.30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3074">
                <text:p>0.303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4804">
                <text:p>0.304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1326">
                <text:p>0.301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3249">
                <text:p>0.303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3236">
                <text:p>0.303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109">
                <text:p>0.30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2043">
                <text:p>0.30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1632">
                <text:p>0.301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2551">
                <text:p>0.30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3072">
                <text:p>0.303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2665">
                <text:p>0.302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2769">
                <text:p>0.302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49">
                <text:p>0.301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2089">
                <text:p>0.302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6418">
                <text:p>0.306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3069">
                <text:p>0.303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332">
                <text:p>0.30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4446">
                <text:p>0.304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433">
                <text:p>0.30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2803">
                <text:p>0.302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2071">
                <text:p>0.302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3103">
                <text:p>0.303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253">
                <text:p>0.30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3031">
                <text:p>0.303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2353">
                <text:p>0.302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4723">
                <text:p>0.304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2211">
                <text:p>0.3022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2521">
                <text:p>0.3025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3416">
                <text:p>0.303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373">
                <text:p>0.30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3569">
                <text:p>0.3035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5617">
                <text:p>0.305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2112">
                <text:p>0.302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3095">
                <text:p>0.3030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1825">
                <text:p>0.301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2614">
                <text:p>0.302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1735">
                <text:p>0.301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1504">
                <text:p>0.3015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3442">
                <text:p>0.3034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358">
                <text:p>0.303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3277">
                <text:p>0.303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3787">
                <text:p>0.3037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4527">
                <text:p>0.3045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2288">
                <text:p>0.302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4502">
                <text:p>0.304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62cm" svg:y="0.316cm" chart:style-name="ch2">
          <text:p>Fx y Fy</text:p>
        </chart:title>
        <chart:legend chart:legend-position="end" svg:x="14.363cm" svg:y="3.954cm" style:legend-expansion="high" chart:style-name="ch3"/>
        <chart:plot-area chart:style-name="ch4" table:cell-range-address="Hoja1.B2:Hoja1.C52" chart:data-source-has-labels="row" svg:x="0.319cm" svg:y="1.275cm" svg:width="13.725cm" svg:height="6.569cm">
          <chartooo:coordinate-region svg:x="1.126cm" svg:y="1.474cm" svg:width="12.918cm" svg:height="5.578cm"/>
          <chart:axis chart:dimension="x" chart:name="primary-x" chart:style-name="ch5">
            <chart:title svg:x="6.33cm" svg:y="8.024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B3:Hoja1.B52" chart:label-cell-address="Hoja1.B2:Hoja1.B2" chart:class="chart:line">
            <chart:data-point chart:repeated="50"/>
          </chart:series>
          <chart:series chart:style-name="ch9" chart:values-cell-range-address="Hoja1.C3:Hoja1.C52" chart:label-cell-address="Hoja1.C2:Hoja1.C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x</text:p>
                <draw:g>
                  <svg:desc>Hoja1.B2:Hoja1.B2</svg:desc>
                </draw:g>
              </table:table-cell>
              <table:table-cell office:value-type="string">
                <text:p>fy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6.872">
                <text:p>716.872</text:p>
                <draw:g>
                  <svg:desc>Hoja1.B3:Hoja1.B52</svg:desc>
                </draw:g>
              </table:table-cell>
              <table:table-cell office:value-type="float" office:value="721.427">
                <text:p>721.427</text:p>
                <draw:g>
                  <svg:desc>Hoja1.C3:Hoja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5.958">
                <text:p>715.958</text:p>
              </table:table-cell>
              <table:table-cell office:value-type="float" office:value="720.506">
                <text:p>720.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0.835">
                <text:p>710.835</text:p>
              </table:table-cell>
              <table:table-cell office:value-type="float" office:value="715.292">
                <text:p>715.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1.094">
                <text:p>711.094</text:p>
              </table:table-cell>
              <table:table-cell office:value-type="float" office:value="715.616">
                <text:p>715.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1.315">
                <text:p>711.315</text:p>
              </table:table-cell>
              <table:table-cell office:value-type="float" office:value="715.733">
                <text:p>715.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0.971">
                <text:p>710.971</text:p>
              </table:table-cell>
              <table:table-cell office:value-type="float" office:value="715.417">
                <text:p>715.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1.024">
                <text:p>711.024</text:p>
              </table:table-cell>
              <table:table-cell office:value-type="float" office:value="715.471">
                <text:p>715.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.922">
                <text:p>710.922</text:p>
              </table:table-cell>
              <table:table-cell office:value-type="float" office:value="715.312">
                <text:p>715.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1.099">
                <text:p>711.099</text:p>
              </table:table-cell>
              <table:table-cell office:value-type="float" office:value="715.543">
                <text:p>715.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0.944">
                <text:p>710.944</text:p>
              </table:table-cell>
              <table:table-cell office:value-type="float" office:value="715.382">
                <text:p>715.3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1.024">
                <text:p>711.024</text:p>
              </table:table-cell>
              <table:table-cell office:value-type="float" office:value="715.446">
                <text:p>715.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1.007">
                <text:p>711.007</text:p>
              </table:table-cell>
              <table:table-cell office:value-type="float" office:value="715.455">
                <text:p>715.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1.167">
                <text:p>711.167</text:p>
              </table:table-cell>
              <table:table-cell office:value-type="float" office:value="715.584">
                <text:p>715.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1.471">
                <text:p>711.471</text:p>
              </table:table-cell>
              <table:table-cell office:value-type="float" office:value="715.941">
                <text:p>715.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.464">
                <text:p>711.464</text:p>
              </table:table-cell>
              <table:table-cell office:value-type="float" office:value="715.932">
                <text:p>715.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0.836">
                <text:p>710.836</text:p>
              </table:table-cell>
              <table:table-cell office:value-type="float" office:value="715.271">
                <text:p>715.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1.201">
                <text:p>711.201</text:p>
              </table:table-cell>
              <table:table-cell office:value-type="float" office:value="715.66">
                <text:p>715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1.584">
                <text:p>711.584</text:p>
              </table:table-cell>
              <table:table-cell office:value-type="float" office:value="716.061">
                <text:p>716.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1.206">
                <text:p>711.206</text:p>
              </table:table-cell>
              <table:table-cell office:value-type="float" office:value="715.717">
                <text:p>715.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1.278">
                <text:p>711.278</text:p>
              </table:table-cell>
              <table:table-cell office:value-type="float" office:value="715.732">
                <text:p>715.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1.205">
                <text:p>711.205</text:p>
              </table:table-cell>
              <table:table-cell office:value-type="float" office:value="715.684">
                <text:p>715.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1.521">
                <text:p>711.521</text:p>
              </table:table-cell>
              <table:table-cell office:value-type="float" office:value="715.938">
                <text:p>715.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1.106">
                <text:p>711.106</text:p>
              </table:table-cell>
              <table:table-cell office:value-type="float" office:value="715.542">
                <text:p>715.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0.645">
                <text:p>710.645</text:p>
              </table:table-cell>
              <table:table-cell office:value-type="float" office:value="715.057">
                <text:p>715.0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1.075">
                <text:p>711.075</text:p>
              </table:table-cell>
              <table:table-cell office:value-type="float" office:value="715.517">
                <text:p>715.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1.159">
                <text:p>711.159</text:p>
              </table:table-cell>
              <table:table-cell office:value-type="float" office:value="715.569">
                <text:p>715.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1.311">
                <text:p>711.311</text:p>
              </table:table-cell>
              <table:table-cell office:value-type="float" office:value="715.795">
                <text:p>715.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0.878">
                <text:p>710.878</text:p>
              </table:table-cell>
              <table:table-cell office:value-type="float" office:value="715.299">
                <text:p>715.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1.128">
                <text:p>711.128</text:p>
              </table:table-cell>
              <table:table-cell office:value-type="float" office:value="715.551">
                <text:p>715.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1.135">
                <text:p>711.135</text:p>
              </table:table-cell>
              <table:table-cell office:value-type="float" office:value="715.618">
                <text:p>715.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1.126">
                <text:p>711.126</text:p>
              </table:table-cell>
              <table:table-cell office:value-type="float" office:value="715.577">
                <text:p>715.5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1.062">
                <text:p>711.062</text:p>
              </table:table-cell>
              <table:table-cell office:value-type="float" office:value="715.469">
                <text:p>715.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0.891">
                <text:p>710.891</text:p>
              </table:table-cell>
              <table:table-cell office:value-type="float" office:value="715.361">
                <text:p>715.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1.175">
                <text:p>711.175</text:p>
              </table:table-cell>
              <table:table-cell office:value-type="float" office:value="715.625">
                <text:p>715.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1.608">
                <text:p>711.608</text:p>
              </table:table-cell>
              <table:table-cell office:value-type="float" office:value="716.1">
                <text:p>71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1.344">
                <text:p>711.344</text:p>
              </table:table-cell>
              <table:table-cell office:value-type="float" office:value="715.827">
                <text:p>715.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1.327">
                <text:p>711.327</text:p>
              </table:table-cell>
              <table:table-cell office:value-type="float" office:value="715.754">
                <text:p>715.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0.654">
                <text:p>710.654</text:p>
              </table:table-cell>
              <table:table-cell office:value-type="float" office:value="715.093">
                <text:p>715.0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1.018">
                <text:p>711.018</text:p>
              </table:table-cell>
              <table:table-cell office:value-type="float" office:value="715.478">
                <text:p>715.4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1.215">
                <text:p>711.215</text:p>
              </table:table-cell>
              <table:table-cell office:value-type="float" office:value="715.643">
                <text:p>715.6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0.772">
                <text:p>710.772</text:p>
              </table:table-cell>
              <table:table-cell office:value-type="float" office:value="715.187">
                <text:p>715.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1.018">
                <text:p>711.018</text:p>
              </table:table-cell>
              <table:table-cell office:value-type="float" office:value="715.465">
                <text:p>715.4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0.748">
                <text:p>710.748</text:p>
              </table:table-cell>
              <table:table-cell office:value-type="float" office:value="715.207">
                <text:p>715.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0.825">
                <text:p>710.825</text:p>
              </table:table-cell>
              <table:table-cell office:value-type="float" office:value="715.272">
                <text:p>715.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1.115">
                <text:p>711.115</text:p>
              </table:table-cell>
              <table:table-cell office:value-type="float" office:value="715.542">
                <text:p>715.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1.274">
                <text:p>711.274</text:p>
              </table:table-cell>
              <table:table-cell office:value-type="float" office:value="715.704">
                <text:p>715.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.996">
                <text:p>710.996</text:p>
              </table:table-cell>
              <table:table-cell office:value-type="float" office:value="715.458">
                <text:p>715.4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1.182">
                <text:p>711.182</text:p>
              </table:table-cell>
              <table:table-cell office:value-type="float" office:value="715.629">
                <text:p>715.6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09cm" svg:y="0.316cm" chart:style-name="ch2">
          <text:p>Cx y Cy</text:p>
        </chart:title>
        <chart:legend chart:legend-position="end" svg:x="14.284cm" svg:y="3.954cm" style:legend-expansion="high" chart:style-name="ch3"/>
        <chart:plot-area chart:style-name="ch4" table:cell-range-address="Hoja1.D2:Hoja1.E52" chart:data-source-has-labels="row" svg:x="0.319cm" svg:y="1.275cm" svg:width="13.646cm" svg:height="6.569cm">
          <chartooo:coordinate-region svg:x="1.126cm" svg:y="1.474cm" svg:width="12.839cm" svg:height="5.578cm"/>
          <chart:axis chart:dimension="x" chart:name="primary-x" chart:style-name="ch5">
            <chart:title svg:x="6.291cm" svg:y="8.024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D3:Hoja1.D52" chart:label-cell-address="Hoja1.D2:Hoja1.D2" chart:class="chart:line">
            <chart:data-point chart:repeated="50"/>
          </chart:series>
          <chart:series chart:style-name="ch9" chart:values-cell-range-address="Hoja1.E3:Hoja1.E52" chart:label-cell-address="Hoja1.E2:Hoja1.E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x</text:p>
                <draw:g>
                  <svg:desc>Hoja1.D2:Hoja1.D2</svg:desc>
                </draw:g>
              </table:table-cell>
              <table:table-cell office:value-type="string">
                <text:p>cy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6.209">
                <text:p>326.209</text:p>
                <draw:g>
                  <svg:desc>Hoja1.D3:Hoja1.D52</svg:desc>
                </draw:g>
              </table:table-cell>
              <table:table-cell office:value-type="float" office:value="258.58">
                <text:p>258.58</text:p>
                <draw:g>
                  <svg:desc>Hoja1.E3:Hoja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.098">
                <text:p>326.098</text:p>
              </table:table-cell>
              <table:table-cell office:value-type="float" office:value="259.355">
                <text:p>259.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.993">
                <text:p>324.993</text:p>
              </table:table-cell>
              <table:table-cell office:value-type="float" office:value="260.729">
                <text:p>260.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.575">
                <text:p>324.575</text:p>
              </table:table-cell>
              <table:table-cell office:value-type="float" office:value="260.465">
                <text:p>260.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.949">
                <text:p>324.949</text:p>
              </table:table-cell>
              <table:table-cell office:value-type="float" office:value="260.658">
                <text:p>260.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4.597">
                <text:p>324.597</text:p>
              </table:table-cell>
              <table:table-cell office:value-type="float" office:value="260.469">
                <text:p>260.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4.754">
                <text:p>324.754</text:p>
              </table:table-cell>
              <table:table-cell office:value-type="float" office:value="260.764">
                <text:p>260.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5.387">
                <text:p>325.387</text:p>
              </table:table-cell>
              <table:table-cell office:value-type="float" office:value="260.886">
                <text:p>260.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.768">
                <text:p>324.768</text:p>
              </table:table-cell>
              <table:table-cell office:value-type="float" office:value="260.669">
                <text:p>260.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.942">
                <text:p>324.942</text:p>
              </table:table-cell>
              <table:table-cell office:value-type="float" office:value="260.467">
                <text:p>260.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.664">
                <text:p>324.664</text:p>
              </table:table-cell>
              <table:table-cell office:value-type="float" office:value="260.49">
                <text:p>260.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.7">
                <text:p>324.7</text:p>
              </table:table-cell>
              <table:table-cell office:value-type="float" office:value="260.56">
                <text:p>260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.632">
                <text:p>325.632</text:p>
              </table:table-cell>
              <table:table-cell office:value-type="float" office:value="260.945">
                <text:p>260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4.858">
                <text:p>324.858</text:p>
              </table:table-cell>
              <table:table-cell office:value-type="float" office:value="260.556">
                <text:p>260.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.14">
                <text:p>325.14</text:p>
              </table:table-cell>
              <table:table-cell office:value-type="float" office:value="260.562">
                <text:p>260.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.156">
                <text:p>325.156</text:p>
              </table:table-cell>
              <table:table-cell office:value-type="float" office:value="260.455">
                <text:p>260.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5.425">
                <text:p>325.425</text:p>
              </table:table-cell>
              <table:table-cell office:value-type="float" office:value="260.904">
                <text:p>260.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.961">
                <text:p>324.961</text:p>
              </table:table-cell>
              <table:table-cell office:value-type="float" office:value="260.74">
                <text:p>260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.463">
                <text:p>324.463</text:p>
              </table:table-cell>
              <table:table-cell office:value-type="float" office:value="260.34">
                <text:p>260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.092">
                <text:p>325.092</text:p>
              </table:table-cell>
              <table:table-cell office:value-type="float" office:value="260.602">
                <text:p>260.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4.68">
                <text:p>324.68</text:p>
              </table:table-cell>
              <table:table-cell office:value-type="float" office:value="260.735">
                <text:p>260.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4.906">
                <text:p>324.906</text:p>
              </table:table-cell>
              <table:table-cell office:value-type="float" office:value="260.697">
                <text:p>260.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4.834">
                <text:p>324.834</text:p>
              </table:table-cell>
              <table:table-cell office:value-type="float" office:value="260.457">
                <text:p>260.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4.786">
                <text:p>324.786</text:p>
              </table:table-cell>
              <table:table-cell office:value-type="float" office:value="260.576">
                <text:p>260.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.718">
                <text:p>324.718</text:p>
              </table:table-cell>
              <table:table-cell office:value-type="float" office:value="260.528">
                <text:p>260.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.419">
                <text:p>325.419</text:p>
              </table:table-cell>
              <table:table-cell office:value-type="float" office:value="260.808">
                <text:p>260.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.538">
                <text:p>324.538</text:p>
              </table:table-cell>
              <table:table-cell office:value-type="float" office:value="260.669">
                <text:p>260.6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4.695">
                <text:p>324.695</text:p>
              </table:table-cell>
              <table:table-cell office:value-type="float" office:value="260.61">
                <text:p>260.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5.187">
                <text:p>325.187</text:p>
              </table:table-cell>
              <table:table-cell office:value-type="float" office:value="260.721">
                <text:p>260.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4.433">
                <text:p>324.433</text:p>
              </table:table-cell>
              <table:table-cell office:value-type="float" office:value="260.625">
                <text:p>260.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4.475">
                <text:p>324.475</text:p>
              </table:table-cell>
              <table:table-cell office:value-type="float" office:value="260.561">
                <text:p>260.5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4.95">
                <text:p>324.95</text:p>
              </table:table-cell>
              <table:table-cell office:value-type="float" office:value="260.292">
                <text:p>260.2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4.91">
                <text:p>324.91</text:p>
              </table:table-cell>
              <table:table-cell office:value-type="float" office:value="260.595">
                <text:p>260.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4.167">
                <text:p>324.167</text:p>
              </table:table-cell>
              <table:table-cell office:value-type="float" office:value="260.181">
                <text:p>260.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4.82">
                <text:p>324.82</text:p>
              </table:table-cell>
              <table:table-cell office:value-type="float" office:value="260.461">
                <text:p>260.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4.609">
                <text:p>324.609</text:p>
              </table:table-cell>
              <table:table-cell office:value-type="float" office:value="260.541">
                <text:p>260.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5.059">
                <text:p>325.059</text:p>
              </table:table-cell>
              <table:table-cell office:value-type="float" office:value="260.597">
                <text:p>260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4.696">
                <text:p>324.696</text:p>
              </table:table-cell>
              <table:table-cell office:value-type="float" office:value="260.443">
                <text:p>260.4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4.836">
                <text:p>324.836</text:p>
              </table:table-cell>
              <table:table-cell office:value-type="float" office:value="260.47">
                <text:p>260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4.81">
                <text:p>324.81</text:p>
              </table:table-cell>
              <table:table-cell office:value-type="float" office:value="260.521">
                <text:p>260.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4.951">
                <text:p>324.951</text:p>
              </table:table-cell>
              <table:table-cell office:value-type="float" office:value="260.324">
                <text:p>260.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5.031">
                <text:p>325.031</text:p>
              </table:table-cell>
              <table:table-cell office:value-type="float" office:value="260.445">
                <text:p>260.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4.885">
                <text:p>324.885</text:p>
              </table:table-cell>
              <table:table-cell office:value-type="float" office:value="260.301">
                <text:p>260.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4.376">
                <text:p>324.376</text:p>
              </table:table-cell>
              <table:table-cell office:value-type="float" office:value="260.534">
                <text:p>260.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4.711">
                <text:p>324.711</text:p>
              </table:table-cell>
              <table:table-cell office:value-type="float" office:value="260.529">
                <text:p>260.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5.091">
                <text:p>325.091</text:p>
              </table:table-cell>
              <table:table-cell office:value-type="float" office:value="260.619">
                <text:p>260.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4.151">
                <text:p>324.151</text:p>
              </table:table-cell>
              <table:table-cell office:value-type="float" office:value="260.484">
                <text:p>260.4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.961">
                <text:p>324.961</text:p>
              </table:table-cell>
              <table:table-cell office:value-type="float" office:value="260.683">
                <text:p>260.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712cm" svg:y="0.316cm" chart:style-name="ch2">
          <text:p>Colinealidad</text:p>
        </chart:title>
        <chart:legend chart:legend-position="end" svg:x="12.802cm" svg:y="4.204cm" style:legend-expansion="high" chart:style-name="ch3"/>
        <chart:plot-area chart:style-name="ch4" table:cell-range-address="Hoja1.G2:Hoja1.G52" chart:data-source-has-labels="row" svg:x="0.319cm" svg:y="1.275cm" svg:width="12.164cm" svg:height="6.57cm">
          <chartooo:coordinate-region svg:x="2.052cm" svg:y="1.474cm" svg:width="10.431cm" svg:height="5.579cm"/>
          <chart:axis chart:dimension="x" chart:name="primary-x" chart:style-name="ch5">
            <chart:title svg:x="5.55cm" svg:y="8.025cm" chart:style-name="ch6">
              <text:p>Iteracione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G3:Hoja1.G52" chart:label-cell-address="Hoja1.G2:Hoja1.G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inealidad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5147">
                <text:p>0.145147</text:p>
                <draw:g>
                  <svg:desc>Hoja1.G3:Hoja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424">
                <text:p>0.141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2394">
                <text:p>0.132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4665">
                <text:p>0.124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159">
                <text:p>0.125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418">
                <text:p>0.126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526">
                <text:p>0.12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21">
                <text:p>0.1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383">
                <text:p>0.125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0219">
                <text:p>0.130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7013">
                <text:p>0.127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7165">
                <text:p>0.127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5326">
                <text:p>0.125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6867">
                <text:p>0.126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1483">
                <text:p>0.131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155">
                <text:p>0.127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6474">
                <text:p>0.126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4861">
                <text:p>0.134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317">
                <text:p>0.126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8491">
                <text:p>0.128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78">
                <text:p>0.1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2923">
                <text:p>0.122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637">
                <text:p>0.125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6099">
                <text:p>0.126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666">
                <text:p>0.125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96">
                <text:p>0.12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9511">
                <text:p>0.129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149">
                <text:p>0.125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5754">
                <text:p>0.125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368">
                <text:p>0.125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6152">
                <text:p>0.126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0859">
                <text:p>0.120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7152">
                <text:p>0.127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5648">
                <text:p>0.125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1054">
                <text:p>0.131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8158">
                <text:p>0.128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5679">
                <text:p>0.125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643">
                <text:p>0.126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932">
                <text:p>0.124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5438">
                <text:p>0.1254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7757">
                <text:p>0.127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7393">
                <text:p>0.1273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7502">
                <text:p>0.127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6947">
                <text:p>0.126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4138">
                <text:p>0.124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4428">
                <text:p>0.124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8084">
                <text:p>0.1280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2065">
                <text:p>0.122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